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1400000885CEC74193.png" manifest:media-type=""/>
  <manifest:file-entry manifest:full-path="Pictures/10000000000003F5000002D73C34A423.png" manifest:media-type=""/>
  <manifest:file-entry manifest:full-path="Pictures/10000000000003E2000002BA564C4081.png" manifest:media-type=""/>
  <manifest:file-entry manifest:full-path="Pictures/10000000000003D1000002B824646083.png" manifest:media-type=""/>
  <manifest:file-entry manifest:full-path="Pictures/10000000000003CF000002B7CE4D5F02.png" manifest:media-type=""/>
  <manifest:file-entry manifest:full-path="Pictures/10000000000003C6000002B8CFB945E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72cm" svg:height="8.356cm" svg:x="1.27cm" svg:y="1.804cm">
          <draw:image xlink:href="Pictures/10000000000003C6000002B8CFB945EB.png" xlink:type="simple" xlink:show="embed" xlink:actuate="onLoad">
            <text:p/>
          </draw:image>
        </draw:frame>
        <draw:frame draw:style-name="gr1" draw:text-style-name="P1" draw:layer="layout" svg:width="10.922cm" svg:height="8.343cm" svg:x="14.686cm" svg:y="1.863cm">
          <draw:image xlink:href="Pictures/10000000000003CF000002B7CE4D5F02.png" xlink:type="simple" xlink:show="embed" xlink:actuate="onLoad">
            <text:p/>
          </draw:image>
        </draw:frame>
        <draw:frame draw:style-name="gr1" draw:text-style-name="P1" draw:layer="layout" svg:width="11.176cm" svg:height="8.382cm" svg:x="1.116cm" svg:y="11.53cm">
          <draw:image xlink:href="Pictures/10000000000003D1000002B824646083.png" xlink:type="simple" xlink:show="embed" xlink:actuate="onLoad">
            <text:p/>
          </draw:image>
        </draw:frame>
        <draw:frame draw:style-name="gr1" draw:text-style-name="P1" draw:layer="layout" svg:width="11.076cm" svg:height="8.397cm" svg:x="14.578cm" svg:y="11.544cm">
          <draw:image xlink:href="Pictures/10000000000003E2000002BA564C4081.png" xlink:type="simple" xlink:show="embed" xlink:actuate="onLoad">
            <text:p/>
          </draw:image>
        </draw:frame>
        <draw:frame draw:style-name="gr2" draw:layer="layout" svg:width="2.161cm" svg:height="0.962cm" svg:x="2.286cm" svg:y="0.762cm">
          <draw:text-box>
            <text:p>1 Arm</text:p>
          </draw:text-box>
        </draw:frame>
        <draw:frame draw:style-name="gr2" draw:layer="layout" svg:width="2.161cm" svg:height="0.962cm" svg:x="16.002cm" svg:y="0.762cm">
          <draw:text-box>
            <text:p>2 Arm</text:p>
          </draw:text-box>
        </draw:frame>
        <draw:frame draw:style-name="gr2" draw:layer="layout" svg:width="2.161cm" svg:height="0.962cm" svg:x="2.411cm" svg:y="10.568cm">
          <draw:text-box>
            <text:p>3 Arm</text:p>
          </draw:text-box>
        </draw:frame>
        <draw:frame draw:style-name="gr2" draw:layer="layout" svg:width="2.161cm" svg:height="0.962cm" svg:x="16.002cm" svg:y="10.582cm">
          <draw:text-box>
            <text:p>4 Arm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6.798cm" svg:height="19.232cm" svg:x="0.598cm" svg:y="0.887cm">
          <draw:image xlink:href="Pictures/10000000000003F5000002D73C34A4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7.132cm" svg:height="20.574cm" svg:x="5.22cm" svg:y="0.254cm">
          <draw:image xlink:href="Pictures/100000000000071400000885CEC7419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0:09:25.998085539</meta:creation-date>
    <meta:editing-duration>P0D</meta:editing-duration>
    <meta:editing-cycles>2</meta:editing-cycles>
    <dc:date>2015-04-29T10:19:22.008356607</dc:date>
    <meta:document-statistic meta:object-count="37"/>
    <meta:generator>LibreOffice/4.1.6.2$Linux_X86_64 LibreOffice_project/410$Build-2</meta:generator>
  </office:meta>
</office:document-meta>
</file>